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5.539cm"/>
    </style:style>
    <style:style style:name="co3" style:family="table-column">
      <style:table-column-properties fo:break-before="auto" style:column-width="6.0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en" fo:country="US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1" office:value-type="string">
            <text:p>Prototype status with Alfresco</text:p>
          </table:table-cell>
          <table:table-cell table:style-name="ce1" office:value-type="string">
            <text:p>Prototype status with Sharepoint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Creating a Document Workspace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/>
          <table:table-cell office:value-type="string">
            <text:p>states: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hecking out a document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/>
          <table:table-cell office:value-type="string">
            <text:p>working</text:p>
          </table:table-cell>
          <table:table-cell table:number-columns-repeated="1019"/>
        </table:table-row>
        <table:table-row table:style-name="ro1">
          <table:table-cell office:value-type="string">
            <text:p>Checking in a document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/>
          <table:table-cell office:value-type="string">
            <text:p>won't work with Alfresco</text:p>
          </table:table-cell>
          <table:table-cell table:number-columns-repeated="1019"/>
        </table:table-row>
        <table:table-row table:style-name="ro2">
          <table:table-cell office:value-type="string">
            <text:p>Checking in a document as a minor/overwrite change</text:p>
          </table:table-cell>
          <table:table-cell office:value-type="string">
            <text:p>won't work with Alfresco</text:p>
          </table:table-cell>
          <table:table-cell office:value-type="string">
            <text:p>working (no test yet)</text:p>
          </table:table-cell>
          <table:table-cell/>
          <table:table-cell office:value-type="string">
            <text:p>haven't tried</text:p>
          </table:table-cell>
          <table:table-cell table:number-columns-repeated="1019"/>
        </table:table-row>
        <table:table-row table:style-name="ro1">
          <table:table-cell office:value-type="string">
            <text:p>Get document (read-only)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/>
          <table:table-cell office:value-type="string">
            <text:p>to be implemented</text:p>
          </table:table-cell>
          <table:table-cell table:number-columns-repeated="1019"/>
        </table:table-row>
        <table:table-row table:style-name="ro1">
          <table:table-cell office:value-type="string">
            <text:p>Put document (without comment)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Listing versions of a document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Viewing a previous version of a document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Restoring a previous version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Adding document to a workspace (save as)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2">
          <table:table-cell office:value-type="string">
            <text:p>Managing users inside a workspace (incl. roles)</text:p>
          </table:table-cell>
          <table:table-cell office:value-type="string">
            <text:p>haven't tried</text:p>
          </table:table-cell>
          <table:table-cell office:value-type="string">
            <text:p>haven't tried</text:p>
          </table:table-cell>
          <table:table-cell table:number-columns-repeated="1021"/>
        </table:table-row>
        <table:table-row table:style-name="ro2">
          <table:table-cell office:value-type="string">
            <text:p>Deleting a version of a document</text:p>
          </table:table-cell>
          <table:table-cell office:value-type="string">
            <text:p>won't work with Alfresco</text:p>
          </table:table-cell>
          <table:table-cell office:value-type="string">
            <text:p>working (no test yet)</text:p>
          </table:table-cell>
          <table:table-cell table:number-columns-repeated="1021"/>
        </table:table-row>
        <table:table-row table:style-name="ro1">
          <table:table-cell office:value-type="string">
            <text:p>Deleting a document</text:p>
          </table:table-cell>
          <table:table-cell office:value-type="string">
            <text:p>working</text:p>
          </table:table-cell>
          <table:table-cell office:value-type="string">
            <text:p>working</text:p>
          </table:table-cell>
          <table:table-cell table:number-columns-repeated="1021"/>
        </table:table-row>
        <table:table-row table:style-name="ro1">
          <table:table-cell office:value-type="string">
            <text:p>Deleting a workspace</text:p>
          </table:table-cell>
          <table:table-cell office:value-type="string">
            <text:p>won't work with Alfresco</text:p>
          </table:table-cell>
          <table:table-cell office:value-type="string">
            <text:p>working (no test yet)</text:p>
          </table:table-cell>
          <table:table-cell table:number-columns-repeated="1021"/>
        </table:table-row>
        <table:table-row table:style-name="ro1">
          <table:table-cell office:value-type="string">
            <text:p>Managing tasks inside a workspace</text:p>
          </table:table-cell>
          <table:table-cell office:value-type="string">
            <text:p>haven't tried</text:p>
          </table:table-cell>
          <table:table-cell office:value-type="string">
            <text:p>haven't tried</text:p>
          </table:table-cell>
          <table:table-cell table:number-columns-repeated="1021"/>
        </table:table-row>
        <table:table-row table:style-name="ro2">
          <table:table-cell office:value-type="string">
            <text:p>Managing links inside a workspace</text:p>
          </table:table-cell>
          <table:table-cell office:value-type="string">
            <text:p>haven't tried</text:p>
          </table:table-cell>
          <table:table-cell office:value-type="string">
            <text:p>haven't tried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2011.03.30</text:date>, <text:time>16:26:1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3:57:56</meta:creation-date>
    <dc:date>2011-03-30T16:26:19</dc:date>
    <meta:editing-duration>PT1H1M36S</meta:editing-duration>
    <meta:editing-cycles>17</meta:editing-cycles>
    <meta:generator>LibreOffice/3.3$Linux LibreOffice_project/330m19$Build-202</meta:generator>
    <meta:document-statistic meta:table-count="1" meta:cell-count="56" meta:object-count="0"/>
  </office:meta>
</office:document-meta>
</file>